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office:automatic-styles>
  <office:body>
    <office:text>
      <text:h text:style-name="Heading_20_1" text:outline-level="1">Post-Digital Print : prospective de la publication</text:h>
      <text:p text:style-name="First_20_paragraph">Les ouvrages abordant l'édition et le numérique sont nombreux, bien souvent concentrés sur des questions économiques et focalisés sur la <text:span text:style-name="T1">grande</text:span> édition. La littérature sur ce sujet oublie parfois que les pratiques les plus enrichissantes proviennent d'initiatives alternatives voir expérimentales. Dans ce paysage éditorial <text:span text:style-name="T2">Post-Digital</text:span><text:span text:style-name="T3"> </text:span><text:span text:style-name="T4">Print</text:span><text:span text:style-name="T5"> </text:span><text:span text:style-name="T6">:</text:span><text:span text:style-name="T7"> </text:span><text:span text:style-name="T8">la</text:span><text:span text:style-name="T9"> </text:span><text:span text:style-name="T10">mutation</text:span><text:span text:style-name="T11"> </text:span><text:span text:style-name="T12">de</text:span><text:span text:style-name="T13"> </text:span><text:span text:style-name="T14">l'édition</text:span><text:span text:style-name="T15"> </text:span><text:span text:style-name="T16">depuis</text:span><text:span text:style-name="T17"> </text:span><text:span text:style-name="T18">1894</text:span><text:note text:id="ftn0" text:note-class="footnote"><text:note-citation>1</text:note-citation><text:note-body><text:p text:style-name="Footnote">LUDOVICO, Alessandro. <text:span text:style-name="T19">Post-Digital</text:span><text:span text:style-name="T20"> </text:span><text:span text:style-name="T21">Print</text:span><text:span text:style-name="T22"> </text:span><text:span text:style-name="T23">:</text:span><text:span text:style-name="T24"> </text:span><text:span text:style-name="T25">la</text:span><text:span text:style-name="T26"> </text:span><text:span text:style-name="T27">mutation</text:span><text:span text:style-name="T28"> </text:span><text:span text:style-name="T29">de</text:span><text:span text:style-name="T30"> </text:span><text:span text:style-name="T31">l'édition</text:span><text:span text:style-name="T32"> </text:span><text:span text:style-name="T33">depuis</text:span><text:span text:style-name="T34"> </text:span><text:span text:style-name="T35">1894</text:span>. Paris : B42, 2016. 206 p.</text:p></text:note-body></text:note> est un sursaut bienvenu doublé d'un travail de recherche remarquable : cet essai est constitué d'une présentation historique et d'une analyse fine de l'évolution de l'<text:span text:style-name="T36">imprimé</text:span> au contact du numérique.</text:p>
      <text:p text:style-name="Text_20_body">Alessandro Ludovico est un chercheur, un enseignant, un artiste et un éditeur dont les intérêts et les écrits sont tournés vers le numérique et l'édition alternative depuis plus de vingt ans. Il est le créateur et rédacteur en chef de la revue <text:span text:style-name="T37">Neural</text:span> – fondée en 1993 et consacrée aux arts numériques. <text:span text:style-name="T38">Post-Digital</text:span><text:span text:style-name="T39"> </text:span><text:span text:style-name="T40">Print</text:span> est publié en anglais en 2012, suite à un travail de recherche mené à la Hogeschool de Rotterdam, et disponible sous différents formats : un fichier PDF pour une diffusion numérique, une version imprimée à la fois en offset et en impression à la demande pour une distribution physique. Cette multi-disponibilité reflète ce qu'Alessandro Ludovico expose dans son livre : le papier et le numérique sont désormais complémentaires après plus d'un siècle de cohabitation, de rencontre et parfois de fusion. La traduction française de Marie-Mathilde Bortolotti est permise par les éditions B42 en 2016.</text:p>
      <text:h text:style-name="Heading_20_2" text:outline-level="2">Une rétrospective et une prospective de l'édition</text:h>
      <text:p text:style-name="First_20_paragraph"><text:span text:style-name="T41">Post-Digital</text:span><text:span text:style-name="T42"> </text:span><text:span text:style-name="T43">Print</text:span> est divisé en six parties, formant à la fois un parcours historique de l'édition et un examen précis de projets éditoriaux et alternatifs depuis 1894. Pourquoi 1894 ? Il s'agit de l'année de publication d'un ouvrage qui imagine l'édition comme intégrant la voix sous forme directe (via le téléphone) et enregistrée (sur cylindre) : <text:span text:style-name="T44">La</text:span><text:span text:style-name="T45"> </text:span><text:span text:style-name="T46">Fin</text:span><text:span text:style-name="T47"> </text:span><text:span text:style-name="T48">des</text:span><text:span text:style-name="T49"> </text:span><text:span text:style-name="T50">livres</text:span> d'Octave Uzanne et Albert Robida. <text:span text:style-name="T51">Post-Digital</text:span><text:span text:style-name="T52"> </text:span><text:span text:style-name="T53">Print</text:span> analyse tout d'abord la supposée "mort du papier" à partir de sept cas illustrant les propos d'Alessandro Ludovico, pour ensuite examiner l'édition alternative au vingtième siècle, principalement sur la période 1950-1980 qui a vu naître nombre d'initiatives éditoriales liées aux évolutions technologiques, en parallèle d'une édition classique. Si les bouleversements induits par le <text:span text:style-name="T54">numérique</text:span> ont une conséquence sur le papier, l'impression à la demande en est un exemple emblématique. Par la suite Alessandro Ludovico explore les expérimentations, projets et entreprises d'édition numérique : que ce soit des plateformes de vente en ligne, la distribution, les bibliothèques, mais également les artistes. La question de l'archivage, essentielle dans la problématique du papier en lien avec le numérique, est également abordée : de l'interrogation du support à celle de la constitution d'archives, en passant par la diffusion et la visibilité de celles-ci, passées ou futures. Enfin le concept de <text:span text:style-name="T55">réseau</text:span> interroge le lecteur : en quoi transforme-t-il l'édition ? Et n'est-il pas le moyen pour celle-ci de dépasser la combinaison papier-numérique et de tendre vers une hybridation ?</text:p>
      <text:h text:style-name="Heading_20_2" text:outline-level="2">Vers une hybridation</text:h>
      <text:p text:style-name="First_20_paragraph">Dans la conclusion de son ouvrage Alessandro Ludovico revient sur l'évolution des medias, et il note que la situation de l'imprimé est bien distincte de celles de la musique ou de la vidéo : "L'impression, néanmoins, est un cas très différent, puisque le medium – la page imprimée – est plus qu'un simple vecteur de matériel destiné à être montré sur un système d'affichage distinct ; c'est aussi le système d'affichage lui-même." Ainsi, passer au numérique impose une modification de nos usages et de notre rapport avec le livre. L'<text:span text:style-name="T56">hybridation</text:span> serait le moyen de dépasser ce qui se limite à des nouveaux modes de lecture ou de consommation, pour atteindre un niveau "processuel" : des nouvelles formes d'accès à la culture et au savoir, le développement de nouvelles formes artistiques, des incidences sur l'environnement social et politique, etc.</text:p>
      <text:p text:style-name="Text_20_body">L'"impression postnumérique", concept clé de ce livre, serait donc la combinaison de plusieurs éléments : depuis le modèle de la souscription via Internet jusqu'à l'hybridation de l'imprimé et du numérique en passant par l'utilisation d'un ordinateur pour concevoir et produire les objets imprimés et numériques. Citons quelques exemples utilisés par Alessandro Ludovico. L'auteur américain Cory Doctorow propose des formats numériques gratuits (PDF, EPUB ou audio) et imagine plusieurs formes de livres imprimés – du format poche imprimé à la demande via la plateforme Lulu.com à la version plus luxueuse fabriquée par des artisans du livre en nombre limité –, et des façons originales d'y accéder. Le livre numérique peut devenir un produit d'appel, gratuit, pour déclencher des ventes de livres imprimés. Le projet de Tim Devin d'impression de courriers électroniques, distribués sur des pare-brise des voitures dans différentes villes des États-Unis, est un exemple de la matérialisation d'objets numériques : un simple mail peut retrouver une figure d'autorité dès qu'il y a <text:span text:style-name="T57">impression</text:span>. Enfin, certaines publications imprimées ont évolué vers le numérique, c'est le cas de <text:span text:style-name="T58">Boing</text:span><text:span text:style-name="T59"> </text:span><text:span text:style-name="T60">Boing</text:span> : ce fanzine (imprimé) connaît un succès important à la fin des années 1980 avant de cesser sa publication faute de distributeur ; une version web est alors créée quelques années plus tard, considérées comme un véritable pionnier du phénomène des blogs.</text:p>
      <text:p text:style-name="Text_20_body"><text:span text:style-name="T61">Post-Digital</text:span><text:span text:style-name="T62"> </text:span><text:span text:style-name="T63">Print</text:span> se referme sur la condition de cette hybridation : pour Alessandro Ludovico la métamorphose de l'édition est possible par le dépassement de toute "affiliation idéologique" liée aux medias imprimés ou numériques. Comment ce dépassement est-il possible ? Par la mise en place d'outils, de <text:span text:style-name="T64">workflows</text:span> et de communautés autour de la réappropriation des moyens de conception et de production du livre en particulier ou de la publication en général ?</text:p>
      <text:p text:style-name="Text_20_body"><text:span text:style-name="T65">Post-Digital</text:span><text:span text:style-name="T66"> </text:span><text:span text:style-name="T67">Print</text:span> est un cas à part dans le domaine des ouvrages sur l'édition ou la publication numérique, cas qui pourrait se rapprocher de <text:span text:style-name="T68">6|5</text:span> d'Alexandre Laumonier<text:note text:id="ftn1" text:note-class="footnote"><text:note-citation>2</text:note-citation><text:note-body><text:p text:style-name="Footnote">LAUMONIER, Alexandre. <text:span text:style-name="T69">6|5</text:span>. Bruxelles : Zones sensibles, 2014.</text:p></text:note-body></text:note> – consacré au trading à haute fréquence sous le prisme du développement des moyens de communication. Pour mieux comprendre et étudier un sujet il faut bien évidemment analyser et interroger son progrès historique, ainsi Alessandro Ludovico retrace l'évolution technique de l'édition en illustrant ses propos de descriptions d'expérimentations souvent méconnues : des procédés comme la machine miméographique facilitant la reproduction d'imprimés clandestins ou des premières revues de science-fiction ; la mise en réseau permettant une distribution plus large avec le projet <text:span text:style-name="T70">Whole</text:span><text:span text:style-name="T71"> </text:span><text:span text:style-name="T72">Earth</text:span><text:span text:style-name="T73"> </text:span><text:span text:style-name="T74">Catalog</text:span> ; la technique d'impression offset avec l'apparition de revues comme <text:span text:style-name="T75">Village</text:span><text:span text:style-name="T76"> </text:span><text:span text:style-name="T77">Voice</text:span> ou <text:span text:style-name="T78">San</text:span><text:span text:style-name="T79"> </text:span><text:span text:style-name="T80">Francisco</text:span><text:span text:style-name="T81"> </text:span><text:span text:style-name="T82">Oracle</text:span> aux mises en page plus audacieuses ; la photocopieuse amorçant le mouvement des fanzines ; ou le passage au tout numérique pour certains journaux à partir des années 2008.</text:p>
      <text:p text:style-name="Text_20_body">Parmi les expérimentations que nous pouvons observer depuis 2012 à la suite de l'<text:span text:style-name="T83">écriture</text:span> de cet essai, voici quelques exemples choisis de façon subjective et reflétant les propos d'Alessandro Ludovico : la réédition de <text:span text:style-name="T84">Flatland</text:span> d'Edwin A. Abbott par Epilogue<text:note text:id="ftn2" text:note-class="footnote"><text:note-citation>3</text:note-citation><text:note-body><text:p text:style-name="Footnote">Epilogue. FLATLAND - Ep1. <text:span text:style-name="T85">Kickstarter</text:span> [en ligne]. 14 avril 2015. [Consulté le 8 août 2017]. Disponible à l'adresse : https://www.kickstarter.com/projects/epiloguepress/ep1-flatland</text:p></text:note-body></text:note> combinant un objet imprimé de grande qualité et un programme générant des formes en rapport avec le livre ; <text:span text:style-name="T86">Zeitgeist</text:span> de Frank Adebiaye<text:note text:id="ftn3" text:note-class="footnote"><text:note-citation>4</text:note-citation><text:note-body><text:p text:style-name="Footnote">FAUCHIÉ, Antoine. Zeitgeist : le fond, la forme, et le reste. <text:span text:style-name="T87">quaternum.net</text:span> [en ligne]. 29 mars 2013. [Consulté le 8 août 2017]. Disponible à l'adresse : https://www.quaternum.net/2013/03/29/zeitgeist/</text:p></text:note-body></text:note> offrant deux lectures complémentaires, dont une numérique et aléatoire ; <text:span text:style-name="T88">La</text:span><text:span text:style-name="T89"> </text:span><text:span text:style-name="T90">dette</text:span><text:span text:style-name="T91"> </text:span><text:span text:style-name="T92">technique</text:span> de Bastien Jaillot et <text:span text:style-name="T93">Design</text:span><text:span text:style-name="T94"> </text:span><text:span text:style-name="T95">d'icônes</text:span><text:span text:style-name="T96"> </text:span><text:span text:style-name="T97">:</text:span><text:span text:style-name="T98"> </text:span><text:span text:style-name="T99">le</text:span><text:span text:style-name="T100"> </text:span><text:span text:style-name="T101">manuel</text:span> de Sébastien Desbenoit chez Le train de 13h37<text:note text:id="ftn4" text:note-class="footnote"><text:note-citation>5</text:note-citation><text:note-body><text:p text:style-name="Footnote">Le train de 13h37. Design d'icônes et La dette technique : de l'ebook au papier. <text:span text:style-name="T102">Kickstarter</text:span> [en ligne]. 28 septembre 2015. [Consulté le 8 août 2017]. Disponible à l'adresse : https://www.kickstarter.com/projects/t13h37/design-dicones-et-la-dette-technique-de-lebook-au</text:p></text:note-body></text:note> associant tous les deux la souscription <text:span text:style-name="T103">avant</text:span> publication et des versions imprimée et numérique ; <text:span text:style-name="T104">Atomic</text:span><text:span text:style-name="T105"> </text:span><text:span text:style-name="T106">Design</text:span> de Brad Frost<text:note text:id="ftn5" text:note-class="footnote"><text:note-citation>6</text:note-citation><text:note-body><text:p text:style-name="Footnote">FROST, Brad. <text:span text:style-name="T107">Atomic</text:span><text:span text:style-name="T108"> </text:span><text:span text:style-name="T109">Design</text:span> [en ligne]. 2016. [Consulté le 8 août 2017]. Disponible à l'adresse : http://atomicdesign.bradfrost.com</text:p></text:note-body></text:note> donnant la possibilité de suivre l'écriture du livre et d'y contribuer ; la revue <text:span text:style-name="T110">From–To</text:span> de l’ÉSAD Grenoble Valence<text:note text:id="ftn6" text:note-class="footnote"><text:note-citation>7</text:note-citation><text:note-body><text:p text:style-name="Footnote">FAUCHIÉ, Antoine. From—To : une publication contemporaine. <text:span text:style-name="T111">quaternum.net</text:span> [en ligne]. 7 juillet 2015. [Consulté le 8 août 2017]. Disponible à l'adresse : https://www.quaternum.net/2015/07/07/from-to/</text:p></text:note-body></text:note> avec un site web librement accessible et mis à jour régulièrement, et un livre imprimé au format et au prix réduits.</text:p>
      <text:p text:style-name="Text_20_body">Cet essai donne un aperçu clair de ce qui a été entrepris, et une perspective ouverte du territoire à explorer. <text:span text:style-name="T112">Post-Digital</text:span><text:span text:style-name="T113"> </text:span><text:span text:style-name="T114">Print</text:span> parvient à articuler plusieurs axes déterminants pour l'édition : cette volonté d'embrasser la multitude des mutations de l'édition est relativement rare dans les ouvrages théoriques de ce domaine, généralement orientés vers une problématique principale – que ce soit <text:span text:style-name="T115">Après</text:span><text:span text:style-name="T116"> </text:span><text:span text:style-name="T117">le</text:span><text:span text:style-name="T118"> </text:span><text:span text:style-name="T119">livre</text:span> de François Bon, <text:span text:style-name="T120">Le</text:span><text:span text:style-name="T121"> </text:span><text:span text:style-name="T122">livre</text:span><text:span text:style-name="T123"> </text:span><text:span text:style-name="T124">à</text:span><text:span text:style-name="T125"> </text:span><text:span text:style-name="T126">l'heure</text:span><text:span text:style-name="T127"> </text:span><text:span text:style-name="T128">numérique</text:span> de Françoise Benhamou, <text:span text:style-name="T129">Read/Write</text:span><text:span text:style-name="T130"> </text:span><text:span text:style-name="T131">Book</text:span><text:span text:style-name="T132"> </text:span><text:span text:style-name="T133">:</text:span><text:span text:style-name="T134"> </text:span><text:span text:style-name="T135">Le</text:span><text:span text:style-name="T136"> </text:span><text:span text:style-name="T137">livre</text:span><text:span text:style-name="T138"> </text:span><text:span text:style-name="T139">inscriptible</text:span>, ou encore <text:span text:style-name="T140">Pratiques</text:span><text:span text:style-name="T141"> </text:span><text:span text:style-name="T142">de</text:span><text:span text:style-name="T143"> </text:span><text:span text:style-name="T144">l'édition</text:span><text:span text:style-name="T145"> </text:span><text:span text:style-name="T146">numérique</text:span> de Michael Sinatra et Marcello Vitali-Rosati. Alessandro Ludovico traîte autant des aspects de design et d'usage, des enjeux de diffusion et de distribution, de la mise en réseau des acteurs de l'édition, de la recherche de stratégies économiques originales, et enfin des démarches d'archivage et d'accès. Lire et partager <text:span text:style-name="T147">Post-Digital</text:span><text:span text:style-name="T148"> </text:span><text:span text:style-name="T149">Print</text:span> ouvre des perspectives pour la publication d'aujourd'hui et de de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